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4" table:default-cell-style-name="Default"/>
        <table:table-row table:style-name="ro1">
          <table:table-cell/>
          <table:table-cell office:value-type="string" calcext:value-type="string">
            <text:p>Regulaizers</text:p>
          </table:table-cell>
          <table:table-cell table:number-columns-repeated="4"/>
          <table:table-cell office:value-type="string" calcext:value-type="string">
            <text:p>BatchNorm Alle Aktiv</text:p>
          </table:table-cell>
          <table:table-cell table:number-columns-repeated="4"/>
          <table:table-cell office:value-type="string" calcext:value-type="string">
            <text:p>BatchNorm 1 Aktiv</text:p>
          </table:table-cell>
          <table:table-cell table:number-columns-repeated="4"/>
          <table:table-cell office:value-type="string" calcext:value-type="string">
            <text:p>BatchNorm 2 Aktiv</text:p>
          </table:table-cell>
          <table:table-cell table:number-columns-repeated="4"/>
          <table:table-cell office:value-type="string" calcext:value-type="string">
            <text:p>Ohne BatchNor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in</text:p>
          </table:table-cell>
          <table:table-cell/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Train</text:p>
          </table:table-cell>
          <table:table-cell/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Train</text:p>
          </table:table-cell>
          <table:table-cell/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Train</text:p>
          </table:table-cell>
          <table:table-cell/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Train</text:p>
          </table:table-cell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VAL_ACC</text:p>
          </table:table-cell>
          <table:table-cell office:value-type="string" calcext:value-type="string">
            <text:p>TEST_ACC</text:p>
          </table:table-cell>
          <table:table-cell table:number-columns-repeated="2"/>
          <table:table-cell office:value-type="string" calcext:value-type="string">
            <text:p>ACC</text:p>
          </table:table-cell>
          <table:table-cell office:value-type="string" calcext:value-type="string">
            <text:p>VAL_ACC</text:p>
          </table:table-cell>
          <table:table-cell office:value-type="string" calcext:value-type="string">
            <text:p>TEST_ACC</text:p>
          </table:table-cell>
          <table:table-cell table:number-columns-repeated="2"/>
          <table:table-cell office:value-type="string" calcext:value-type="string">
            <text:p>ACC</text:p>
          </table:table-cell>
          <table:table-cell office:value-type="string" calcext:value-type="string">
            <text:p>VAL_ACC</text:p>
          </table:table-cell>
          <table:table-cell office:value-type="string" calcext:value-type="string">
            <text:p>TEST_ACC</text:p>
          </table:table-cell>
          <table:table-cell table:number-columns-repeated="2"/>
          <table:table-cell office:value-type="string" calcext:value-type="string">
            <text:p>ACC</text:p>
          </table:table-cell>
          <table:table-cell office:value-type="string" calcext:value-type="string">
            <text:p>VAL_ACC</text:p>
          </table:table-cell>
          <table:table-cell office:value-type="string" calcext:value-type="string">
            <text:p>TEST_ACC</text:p>
          </table:table-cell>
          <table:table-cell table:number-columns-repeated="2"/>
          <table:table-cell office:value-type="string" calcext:value-type="string">
            <text:p>ACC</text:p>
          </table:table-cell>
          <table:table-cell office:value-type="string" calcext:value-type="string">
            <text:p>VAL_ACC</text:p>
          </table:table-cell>
          <table:table-cell office:value-type="string" calcext:value-type="string">
            <text:p>TEST_ACC</text:p>
          </table:table-cell>
        </table:table-row>
        <table:table-row table:style-name="ro1">
          <table:table-cell/>
          <table:table-cell office:value-type="float" office:value="0.9929" calcext:value-type="float">
            <text:p>0,9929</text:p>
          </table:table-cell>
          <table:table-cell office:value-type="float" office:value="0.9686" calcext:value-type="float">
            <text:p>0,9686</text:p>
          </table:table-cell>
          <table:table-cell office:value-type="float" office:value="0.9611" calcext:value-type="float">
            <text:p>0,9611</text:p>
          </table:table-cell>
          <table:table-cell table:number-columns-repeated="2"/>
          <table:table-cell office:value-type="float" office:value="0.9987" calcext:value-type="float">
            <text:p>0,9987</text:p>
          </table:table-cell>
          <table:table-cell office:value-type="float" office:value="0.9906" calcext:value-type="float">
            <text:p>0,9906</text:p>
          </table:table-cell>
          <table:table-cell office:value-type="float" office:value="0.9904" calcext:value-type="float">
            <text:p>0,9904</text:p>
          </table:table-cell>
          <table:table-cell table:number-columns-repeated="2"/>
          <table:table-cell office:value-type="float" office:value="0.9978" calcext:value-type="float">
            <text:p>0,9978</text:p>
          </table:table-cell>
          <table:table-cell office:value-type="float" office:value="0.99" calcext:value-type="float">
            <text:p>0,99</text:p>
          </table:table-cell>
          <table:table-cell office:value-type="float" office:value="0.9825" calcext:value-type="float">
            <text:p>0,9825</text:p>
          </table:table-cell>
          <table:table-cell table:number-columns-repeated="2"/>
          <table:table-cell office:value-type="float" office:value="0.9974" calcext:value-type="float">
            <text:p>0,9974</text:p>
          </table:table-cell>
          <table:table-cell office:value-type="float" office:value="0.9926" calcext:value-type="float">
            <text:p>0,9926</text:p>
          </table:table-cell>
          <table:table-cell office:value-type="float" office:value="0.9937" calcext:value-type="float">
            <text:p>0,9937</text:p>
          </table:table-cell>
          <table:table-cell table:number-columns-repeated="2"/>
          <table:table-cell office:value-type="float" office:value="0.995" calcext:value-type="float">
            <text:p>0,995</text:p>
          </table:table-cell>
          <table:table-cell office:value-type="float" office:value="0.9791" calcext:value-type="float">
            <text:p>0,9791</text:p>
          </table:table-cell>
          <table:table-cell office:value-type="float" office:value="0.9983" calcext:value-type="float">
            <text:p>0,9983</text:p>
          </table:table-cell>
        </table:table-row>
        <table:table-row table:style-name="ro1">
          <table:table-cell/>
          <table:table-cell office:value-type="float" office:value="0.9925" calcext:value-type="float">
            <text:p>0,9925</text:p>
          </table:table-cell>
          <table:table-cell office:value-type="float" office:value="0.9602" calcext:value-type="float">
            <text:p>0,9602</text:p>
          </table:table-cell>
          <table:table-cell office:value-type="float" office:value="0.9582" calcext:value-type="float">
            <text:p>0,9582</text:p>
          </table:table-cell>
          <table:table-cell table:number-columns-repeated="2"/>
          <table:table-cell office:value-type="float" office:value="0.9992" calcext:value-type="float">
            <text:p>0,9992</text:p>
          </table:table-cell>
          <table:table-cell office:value-type="float" office:value="0.993" calcext:value-type="float">
            <text:p>0,993</text:p>
          </table:table-cell>
          <table:table-cell office:value-type="float" office:value="0.9914" calcext:value-type="float">
            <text:p>0,9914</text:p>
          </table:table-cell>
          <table:table-cell table:number-columns-repeated="2"/>
          <table:table-cell office:value-type="float" office:value="0.9956" calcext:value-type="float">
            <text:p>0,9956</text:p>
          </table:table-cell>
          <table:table-cell office:value-type="float" office:value="0.9847" calcext:value-type="float">
            <text:p>0,9847</text:p>
          </table:table-cell>
          <table:table-cell office:value-type="float" office:value="0.9854" calcext:value-type="float">
            <text:p>0,9854</text:p>
          </table:table-cell>
          <table:table-cell table:number-columns-repeated="2"/>
          <table:table-cell office:value-type="float" office:value="0.9977" calcext:value-type="float">
            <text:p>0,9977</text:p>
          </table:table-cell>
          <table:table-cell office:value-type="float" office:value="0.9914" calcext:value-type="float">
            <text:p>0,9914</text:p>
          </table:table-cell>
          <table:table-cell office:value-type="float" office:value="0.9916" calcext:value-type="float">
            <text:p>0,9916</text:p>
          </table:table-cell>
          <table:table-cell table:number-columns-repeated="2"/>
          <table:table-cell office:value-type="float" office:value="0.9986" calcext:value-type="float">
            <text:p>0,9986</text:p>
          </table:table-cell>
          <table:table-cell office:value-type="float" office:value="0.9913" calcext:value-type="float">
            <text:p>0,9913</text:p>
          </table:table-cell>
          <table:table-cell office:value-type="float" office:value="0.9937" calcext:value-type="float">
            <text:p>0,9937</text:p>
          </table:table-cell>
        </table:table-row>
        <table:table-row table:style-name="ro1">
          <table:table-cell/>
          <table:table-cell office:value-type="float" office:value="0.9913" calcext:value-type="float">
            <text:p>0,9913</text:p>
          </table:table-cell>
          <table:table-cell office:value-type="float" office:value="0.9583" calcext:value-type="float">
            <text:p>0,9583</text:p>
          </table:table-cell>
          <table:table-cell office:value-type="float" office:value="0.9102" calcext:value-type="float">
            <text:p>0,9102</text:p>
          </table:table-cell>
          <table:table-cell table:number-columns-repeated="2"/>
          <table:table-cell office:value-type="float" office:value="0.999" calcext:value-type="float">
            <text:p>0,999</text:p>
          </table:table-cell>
          <table:table-cell office:value-type="float" office:value="0.9814" calcext:value-type="float">
            <text:p>0,9814</text:p>
          </table:table-cell>
          <table:table-cell office:value-type="float" office:value="0.9927" calcext:value-type="float">
            <text:p>0,9927</text:p>
          </table:table-cell>
          <table:table-cell table:number-columns-repeated="2"/>
          <table:table-cell office:value-type="float" office:value="0.9965" calcext:value-type="float">
            <text:p>0,9965</text:p>
          </table:table-cell>
          <table:table-cell office:value-type="float" office:value="0.989" calcext:value-type="float">
            <text:p>0,989</text:p>
          </table:table-cell>
          <table:table-cell office:value-type="float" office:value="0.987" calcext:value-type="float">
            <text:p>0,987</text:p>
          </table:table-cell>
          <table:table-cell table:number-columns-repeated="2"/>
          <table:table-cell office:value-type="float" office:value="0.9981" calcext:value-type="float">
            <text:p>0,9981</text:p>
          </table:table-cell>
          <table:table-cell office:value-type="float" office:value="0.984" calcext:value-type="float">
            <text:p>0,984</text:p>
          </table:table-cell>
          <table:table-cell office:value-type="float" office:value="0.9945" calcext:value-type="float">
            <text:p>0,9945</text:p>
          </table:table-cell>
          <table:table-cell table:number-columns-repeated="2"/>
          <table:table-cell office:value-type="float" office:value="0.9988" calcext:value-type="float">
            <text:p>0,9988</text:p>
          </table:table-cell>
          <table:table-cell office:value-type="float" office:value="0.9924" calcext:value-type="float">
            <text:p>0,9924</text:p>
          </table:table-cell>
          <table:table-cell office:value-type="float" office:value="0.9975" calcext:value-type="float">
            <text:p>0,9975</text:p>
          </table:table-cell>
        </table:table-row>
        <table:table-row table:style-name="ro1">
          <table:table-cell/>
          <table:table-cell office:value-type="float" office:value="0.9892" calcext:value-type="float">
            <text:p>0,9892</text:p>
          </table:table-cell>
          <table:table-cell office:value-type="float" office:value="0.944" calcext:value-type="float">
            <text:p>0,944</text:p>
          </table:table-cell>
          <table:table-cell office:value-type="float" office:value="0.8866" calcext:value-type="float">
            <text:p>0,8866</text:p>
          </table:table-cell>
          <table:table-cell table:number-columns-repeated="2"/>
          <table:table-cell office:value-type="float" office:value="0.9994" calcext:value-type="float">
            <text:p>0,9994</text:p>
          </table:table-cell>
          <table:table-cell office:value-type="float" office:value="0.9939" calcext:value-type="float">
            <text:p>0,9939</text:p>
          </table:table-cell>
          <table:table-cell office:value-type="float" office:value="0.9963" calcext:value-type="float">
            <text:p>0,9963</text:p>
          </table:table-cell>
          <table:table-cell table:number-columns-repeated="2"/>
          <table:table-cell office:value-type="float" office:value="0.996" calcext:value-type="float">
            <text:p>0,996</text:p>
          </table:table-cell>
          <table:table-cell office:value-type="float" office:value="0.988" calcext:value-type="float">
            <text:p>0,988</text:p>
          </table:table-cell>
          <table:table-cell office:value-type="float" office:value="0.9912" calcext:value-type="float">
            <text:p>0,9912</text:p>
          </table:table-cell>
          <table:table-cell table:number-columns-repeated="2"/>
          <table:table-cell office:value-type="float" office:value="0.9977" calcext:value-type="float">
            <text:p>0,9977</text:p>
          </table:table-cell>
          <table:table-cell office:value-type="float" office:value="0.987" calcext:value-type="float">
            <text:p>0,987</text:p>
          </table:table-cell>
          <table:table-cell office:value-type="float" office:value="0.9933" calcext:value-type="float">
            <text:p>0,9933</text:p>
          </table:table-cell>
          <table:table-cell table:number-columns-repeated="2"/>
          <table:table-cell office:value-type="float" office:value="0.9965" calcext:value-type="float">
            <text:p>0,9965</text:p>
          </table:table-cell>
          <table:table-cell office:value-type="float" office:value="0.9826" calcext:value-type="float">
            <text:p>0,9826</text:p>
          </table:table-cell>
          <table:table-cell office:value-type="float" office:value="0.9962" calcext:value-type="float">
            <text:p>0,9962</text:p>
          </table:table-cell>
        </table:table-row>
        <table:table-row table:style-name="ro1">
          <table:table-cell/>
          <table:table-cell office:value-type="float" office:value="0.988" calcext:value-type="float">
            <text:p>0,988</text:p>
          </table:table-cell>
          <table:table-cell office:value-type="float" office:value="0.9599" calcext:value-type="float">
            <text:p>0,9599</text:p>
          </table:table-cell>
          <table:table-cell office:value-type="float" office:value="0.935" calcext:value-type="float">
            <text:p>0,935</text:p>
          </table:table-cell>
          <table:table-cell table:number-columns-repeated="2"/>
          <table:table-cell office:value-type="float" office:value="0.9997" calcext:value-type="float">
            <text:p>0,9997</text:p>
          </table:table-cell>
          <table:table-cell office:value-type="float" office:value="0.9945" calcext:value-type="float">
            <text:p>0,9945</text:p>
          </table:table-cell>
          <table:table-cell office:value-type="float" office:value="0.996" calcext:value-type="float">
            <text:p>0,996</text:p>
          </table:table-cell>
          <table:table-cell table:number-columns-repeated="2"/>
          <table:table-cell office:value-type="float" office:value="0.9971" calcext:value-type="float">
            <text:p>0,9971</text:p>
          </table:table-cell>
          <table:table-cell office:value-type="float" office:value="0.9907" calcext:value-type="float">
            <text:p>0,9907</text:p>
          </table:table-cell>
          <table:table-cell office:value-type="float" office:value="0.9891" calcext:value-type="float">
            <text:p>0,9891</text:p>
          </table:table-cell>
          <table:table-cell table:number-columns-repeated="2"/>
          <table:table-cell office:value-type="float" office:value="0.9977" calcext:value-type="float">
            <text:p>0,9977</text:p>
          </table:table-cell>
          <table:table-cell office:value-type="float" office:value="0.9886" calcext:value-type="float">
            <text:p>0,9886</text:p>
          </table:table-cell>
          <table:table-cell office:value-type="float" office:value="0.9933" calcext:value-type="float">
            <text:p>0,9933</text:p>
          </table:table-cell>
          <table:table-cell table:number-columns-repeated="2"/>
          <table:table-cell office:value-type="float" office:value="0.9982" calcext:value-type="float">
            <text:p>0,9982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9916" calcext:value-type="float">
            <text:p>0,9916</text:p>
          </table:table-cell>
        </table:table-row>
        <table:table-row table:style-name="ro1">
          <table:table-cell/>
          <table:table-cell office:value-type="float" office:value="0.9895" calcext:value-type="float">
            <text:p>0,9895</text:p>
          </table:table-cell>
          <table:table-cell office:value-type="float" office:value="0.9673" calcext:value-type="float">
            <text:p>0,9673</text:p>
          </table:table-cell>
          <table:table-cell office:value-type="float" office:value="0.8928" calcext:value-type="float">
            <text:p>0,8928</text:p>
          </table:table-cell>
          <table:table-cell table:number-columns-repeated="2"/>
          <table:table-cell office:value-type="float" office:value="0.9994" calcext:value-type="float">
            <text:p>0,9994</text:p>
          </table:table-cell>
          <table:table-cell office:value-type="float" office:value="0.9937" calcext:value-type="float">
            <text:p>0,9937</text:p>
          </table:table-cell>
          <table:table-cell office:value-type="float" office:value="0.9951" calcext:value-type="float">
            <text:p>0,9951</text:p>
          </table:table-cell>
          <table:table-cell table:number-columns-repeated="2"/>
          <table:table-cell office:value-type="float" office:value="0.9958" calcext:value-type="float">
            <text:p>0,9958</text:p>
          </table:table-cell>
          <table:table-cell office:value-type="float" office:value="0.9865" calcext:value-type="float">
            <text:p>0,9865</text:p>
          </table:table-cell>
          <table:table-cell office:value-type="float" office:value="0.9716" calcext:value-type="float">
            <text:p>0,9716</text:p>
          </table:table-cell>
          <table:table-cell table:number-columns-repeated="2"/>
          <table:table-cell office:value-type="float" office:value="0.9965" calcext:value-type="float">
            <text:p>0,9965</text:p>
          </table:table-cell>
          <table:table-cell office:value-type="float" office:value="0.9888" calcext:value-type="float">
            <text:p>0,9888</text:p>
          </table:table-cell>
          <table:table-cell office:value-type="float" office:value="0.9841" calcext:value-type="float">
            <text:p>0,9841</text:p>
          </table:table-cell>
          <table:table-cell table:number-columns-repeated="2"/>
          <table:table-cell office:value-type="float" office:value="0.9986" calcext:value-type="float">
            <text:p>0,9986</text:p>
          </table:table-cell>
          <table:table-cell office:value-type="float" office:value="0.988" calcext:value-type="float">
            <text:p>0,988</text:p>
          </table:table-cell>
          <table:table-cell office:value-type="float" office:value="0.9895" calcext:value-type="float">
            <text:p>0,9895</text:p>
          </table:table-cell>
        </table:table-row>
        <table:table-row table:style-name="ro1">
          <table:table-cell/>
          <table:table-cell office:value-type="float" office:value="0.9921" calcext:value-type="float">
            <text:p>0,9921</text:p>
          </table:table-cell>
          <table:table-cell office:value-type="float" office:value="0.9576" calcext:value-type="float">
            <text:p>0,9576</text:p>
          </table:table-cell>
          <table:table-cell office:value-type="float" office:value="0.964" calcext:value-type="float">
            <text:p>0,964</text:p>
          </table:table-cell>
          <table:table-cell table:number-columns-repeated="2"/>
          <table:table-cell office:value-type="float" office:value="0.9993" calcext:value-type="float">
            <text:p>0,9993</text:p>
          </table:table-cell>
          <table:table-cell office:value-type="float" office:value="0.9938" calcext:value-type="float">
            <text:p>0,9938</text:p>
          </table:table-cell>
          <table:table-cell office:value-type="float" office:value="0.9959" calcext:value-type="float">
            <text:p>0,9959</text:p>
          </table:table-cell>
          <table:table-cell table:number-columns-repeated="2"/>
          <table:table-cell office:value-type="float" office:value="0.9984" calcext:value-type="float">
            <text:p>0,9984</text:p>
          </table:table-cell>
          <table:table-cell office:value-type="float" office:value="0.9896" calcext:value-type="float">
            <text:p>0,9896</text:p>
          </table:table-cell>
          <table:table-cell office:value-type="float" office:value="0.9954" calcext:value-type="float">
            <text:p>0,9954</text:p>
          </table:table-cell>
          <table:table-cell table:number-columns-repeated="2"/>
          <table:table-cell office:value-type="float" office:value="0.9982" calcext:value-type="float">
            <text:p>0,9982</text:p>
          </table:table-cell>
          <table:table-cell office:value-type="float" office:value="0.9923" calcext:value-type="float">
            <text:p>0,9923</text:p>
          </table:table-cell>
          <table:table-cell office:value-type="float" office:value="0.9945" calcext:value-type="float">
            <text:p>0,9945</text:p>
          </table:table-cell>
          <table:table-cell table:number-columns-repeated="2"/>
          <table:table-cell office:value-type="float" office:value="0.9978" calcext:value-type="float">
            <text:p>0,9978</text:p>
          </table:table-cell>
          <table:table-cell office:value-type="float" office:value="0.9898" calcext:value-type="float">
            <text:p>0,9898</text:p>
          </table:table-cell>
          <table:table-cell office:value-type="float" office:value="0.9961" calcext:value-type="float">
            <text:p>0,9961</text:p>
          </table:table-cell>
        </table:table-row>
        <table:table-row table:style-name="ro1">
          <table:table-cell/>
          <table:table-cell office:value-type="float" office:value="0.9887" calcext:value-type="float">
            <text:p>0,9887</text:p>
          </table:table-cell>
          <table:table-cell office:value-type="float" office:value="0.9573" calcext:value-type="float">
            <text:p>0,9573</text:p>
          </table:table-cell>
          <table:table-cell office:value-type="float" office:value="0.7416" calcext:value-type="float">
            <text:p>0,7416</text:p>
          </table:table-cell>
          <table:table-cell table:number-columns-repeated="2"/>
          <table:table-cell office:value-type="float" office:value="0.9997" calcext:value-type="float">
            <text:p>0,9997</text:p>
          </table:table-cell>
          <table:table-cell office:value-type="float" office:value="0.9938" calcext:value-type="float">
            <text:p>0,9938</text:p>
          </table:table-cell>
          <table:table-cell office:value-type="float" office:value="0.9972" calcext:value-type="float">
            <text:p>0,9972</text:p>
          </table:table-cell>
          <table:table-cell table:number-columns-repeated="2"/>
          <table:table-cell office:value-type="float" office:value="0.9984" calcext:value-type="float">
            <text:p>0,9984</text:p>
          </table:table-cell>
          <table:table-cell office:value-type="float" office:value="0.9909" calcext:value-type="float">
            <text:p>0,9909</text:p>
          </table:table-cell>
          <table:table-cell office:value-type="float" office:value="0.995" calcext:value-type="float">
            <text:p>0,995</text:p>
          </table:table-cell>
          <table:table-cell table:number-columns-repeated="2"/>
          <table:table-cell office:value-type="float" office:value="0.9986" calcext:value-type="float">
            <text:p>0,9986</text:p>
          </table:table-cell>
          <table:table-cell office:value-type="float" office:value="0.9892" calcext:value-type="float">
            <text:p>0,9892</text:p>
          </table:table-cell>
          <table:table-cell office:value-type="float" office:value="0.9762" calcext:value-type="float">
            <text:p>0,9762</text:p>
          </table:table-cell>
          <table:table-cell table:number-columns-repeated="2"/>
          <table:table-cell office:value-type="float" office:value="0.9979" calcext:value-type="float">
            <text:p>0,9979</text:p>
          </table:table-cell>
          <table:table-cell office:value-type="float" office:value="0.9838" calcext:value-type="float">
            <text:p>0,9838</text:p>
          </table:table-cell>
          <table:table-cell office:value-type="float" office:value="0.9933" calcext:value-type="float">
            <text:p>0,9933</text:p>
          </table:table-cell>
        </table:table-row>
        <table:table-row table:style-name="ro1">
          <table:table-cell/>
          <table:table-cell office:value-type="float" office:value="0.9903" calcext:value-type="float">
            <text:p>0,9903</text:p>
          </table:table-cell>
          <table:table-cell office:value-type="float" office:value="0.9772" calcext:value-type="float">
            <text:p>0,9772</text:p>
          </table:table-cell>
          <table:table-cell office:value-type="float" office:value="0.8126" calcext:value-type="float">
            <text:p>0,8126</text:p>
          </table:table-cell>
          <table:table-cell table:number-columns-repeated="2"/>
          <table:table-cell office:value-type="float" office:value="0.9995" calcext:value-type="float">
            <text:p>0,9995</text:p>
          </table:table-cell>
          <table:table-cell office:value-type="float" office:value="0.9946" calcext:value-type="float">
            <text:p>0,9946</text:p>
          </table:table-cell>
          <table:table-cell office:value-type="float" office:value="0.9934" calcext:value-type="float">
            <text:p>0,9934</text:p>
          </table:table-cell>
          <table:table-cell table:number-columns-repeated="2"/>
          <table:table-cell office:value-type="float" office:value="0.9981" calcext:value-type="float">
            <text:p>0,9981</text:p>
          </table:table-cell>
          <table:table-cell office:value-type="float" office:value="0.9874" calcext:value-type="float">
            <text:p>0,9874</text:p>
          </table:table-cell>
          <table:table-cell office:value-type="float" office:value="0.985" calcext:value-type="float">
            <text:p>0,985</text:p>
          </table:table-cell>
          <table:table-cell table:number-columns-repeated="2"/>
          <table:table-cell office:value-type="float" office:value="0.9969" calcext:value-type="float">
            <text:p>0,9969</text:p>
          </table:table-cell>
          <table:table-cell office:value-type="float" office:value="0.9792" calcext:value-type="float">
            <text:p>0,9792</text:p>
          </table:table-cell>
          <table:table-cell office:value-type="float" office:value="0.9945" calcext:value-type="float">
            <text:p>0,9945</text:p>
          </table:table-cell>
          <table:table-cell table:number-columns-repeated="2"/>
          <table:table-cell office:value-type="float" office:value="0.9971" calcext:value-type="float">
            <text:p>0,9971</text:p>
          </table:table-cell>
          <table:table-cell office:value-type="float" office:value="0.9861" calcext:value-type="float">
            <text:p>0,9861</text:p>
          </table:table-cell>
          <table:table-cell office:value-type="float" office:value="0.9958" calcext:value-type="float">
            <text:p>0,9958</text:p>
          </table:table-cell>
        </table:table-row>
        <table:table-row table:style-name="ro1">
          <table:table-cell/>
          <table:table-cell office:value-type="float" office:value="0.9893" calcext:value-type="float">
            <text:p>0,9893</text:p>
          </table:table-cell>
          <table:table-cell office:value-type="float" office:value="0.9255" calcext:value-type="float">
            <text:p>0,9255</text:p>
          </table:table-cell>
          <table:table-cell office:value-type="float" office:value="0.8767" calcext:value-type="float">
            <text:p>0,8767</text:p>
          </table:table-cell>
          <table:table-cell table:number-columns-repeated="2"/>
          <table:table-cell office:value-type="float" office:value="0.9996" calcext:value-type="float">
            <text:p>0,9996</text:p>
          </table:table-cell>
          <table:table-cell office:value-type="float" office:value="0.9953" calcext:value-type="float">
            <text:p>0,9953</text:p>
          </table:table-cell>
          <table:table-cell office:value-type="float" office:value="0.9966" calcext:value-type="float">
            <text:p>0,9966</text:p>
          </table:table-cell>
          <table:table-cell table:number-columns-repeated="2"/>
          <table:table-cell office:value-type="float" office:value="0.9989" calcext:value-type="float">
            <text:p>0,9989</text:p>
          </table:table-cell>
          <table:table-cell office:value-type="float" office:value="0.9862" calcext:value-type="float">
            <text:p>0,9862</text:p>
          </table:table-cell>
          <table:table-cell office:value-type="float" office:value="0.9954" calcext:value-type="float">
            <text:p>0,9954</text:p>
          </table:table-cell>
          <table:table-cell table:number-columns-repeated="2"/>
          <table:table-cell office:value-type="float" office:value="0.9976" calcext:value-type="float">
            <text:p>0,9976</text:p>
          </table:table-cell>
          <table:table-cell office:value-type="float" office:value="0.9908" calcext:value-type="float">
            <text:p>0,9908</text:p>
          </table:table-cell>
          <table:table-cell office:value-type="float" office:value="0.987" calcext:value-type="float">
            <text:p>0,987</text:p>
          </table:table-cell>
          <table:table-cell table:number-columns-repeated="2"/>
          <table:table-cell office:value-type="float" office:value="0.992" calcext:value-type="float">
            <text:p>0,992</text:p>
          </table:table-cell>
          <table:table-cell office:value-type="float" office:value="0.9806" calcext:value-type="float">
            <text:p>0,9806</text:p>
          </table:table-cell>
          <table:table-cell office:value-type="float" office:value="0.9937" calcext:value-type="float">
            <text:p>0,9937</text:p>
          </table:table-cell>
        </table:table-row>
        <table:table-row table:style-name="ro1">
          <table:table-cell/>
          <table:table-cell table:number-columns-repeated="2" office:value-type="float" office:value="0.7355" calcext:value-type="float">
            <text:p>0,7355</text:p>
          </table:table-cell>
          <table:table-cell office:value-type="float" office:value="0.9136" calcext:value-type="float">
            <text:p>0,9136</text:p>
          </table:table-cell>
          <table:table-cell table:number-columns-repeated="2"/>
          <table:table-cell office:value-type="float" office:value="0.9995" calcext:value-type="float">
            <text:p>0,9995</text:p>
          </table:table-cell>
          <table:table-cell office:value-type="float" office:value="0.9902" calcext:value-type="float">
            <text:p>0,9902</text:p>
          </table:table-cell>
          <table:table-cell office:value-type="float" office:value="0.9963" calcext:value-type="float">
            <text:p>0,996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95" calcext:value-type="float">
            <text:p>0,995</text:p>
          </table:table-cell>
          <table:table-cell office:value-type="float" office:value="0.9791" calcext:value-type="float">
            <text:p>0,9791</text:p>
          </table:table-cell>
          <table:table-cell office:value-type="float" office:value="0.8149" calcext:value-type="float">
            <text:p>0,8149</text:p>
          </table:table-cell>
          <table:table-cell table:number-columns-repeated="2"/>
          <table:table-cell office:value-type="float" office:value="0.9997" calcext:value-type="float">
            <text:p>0,9997</text:p>
          </table:table-cell>
          <table:table-cell office:value-type="float" office:value="0.9939" calcext:value-type="float">
            <text:p>0,9939</text:p>
          </table:table-cell>
          <table:table-cell office:value-type="float" office:value="0.993" calcext:value-type="float">
            <text:p>0,993</text:p>
          </table:table-cell>
          <table:table-cell/>
          <table:table-cell office:value-type="string" calcext:value-type="string">
            <text:p>Mittelwert:</text:p>
          </table:table-cell>
          <table:table-cell table:formula="of:=SUM([.L4:.L13])/10" office:value-type="float" office:value="0.99726" calcext:value-type="float">
            <text:p>0,99726</text:p>
          </table:table-cell>
          <table:table-cell table:formula="of:=SUM([.M4:.M13])/10" office:value-type="float" office:value="0.9883" calcext:value-type="float">
            <text:p>0,9883</text:p>
          </table:table-cell>
          <table:table-cell table:formula="of:=SUM([.N4:.N13])/10" office:value-type="float" office:value="0.98776" calcext:value-type="float">
            <text:p>0,98776</text:p>
          </table:table-cell>
          <table:table-cell/>
          <table:table-cell office:value-type="string" calcext:value-type="string">
            <text:p>Mittelwert:</text:p>
          </table:table-cell>
          <table:table-cell table:formula="of:=SUM([.Q4:.Q13])/10" office:value-type="float" office:value="0.99764" calcext:value-type="float">
            <text:p>0,99764</text:p>
          </table:table-cell>
          <table:table-cell table:formula="of:=SUM([.R4:.R13])/10" office:value-type="float" office:value="0.98839" calcext:value-type="float">
            <text:p>0,98839</text:p>
          </table:table-cell>
          <table:table-cell table:formula="of:=SUM([.S4:.S13])/10" office:value-type="float" office:value="0.99027" calcext:value-type="float">
            <text:p>0,99027</text:p>
          </table:table-cell>
          <table:table-cell/>
          <table:table-cell office:value-type="string" calcext:value-type="string">
            <text:p>Mittelwert:</text:p>
          </table:table-cell>
          <table:table-cell table:formula="of:=SUM([.V4:.V13])/10" office:value-type="float" office:value="0.99705" calcext:value-type="float">
            <text:p>0,99705</text:p>
          </table:table-cell>
          <table:table-cell table:formula="of:=SUM([.W4:.W13])/10" office:value-type="float" office:value="0.98613" calcext:value-type="float">
            <text:p>0,98613</text:p>
          </table:table-cell>
          <table:table-cell table:formula="of:=SUM([.X4:.X13])/10" office:value-type="float" office:value="0.99457" calcext:value-type="float">
            <text:p>0,99457</text:p>
          </table:table-cell>
        </table:table-row>
        <table:table-row table:style-name="ro1">
          <table:table-cell/>
          <table:table-cell office:value-type="float" office:value="0.9887" calcext:value-type="float">
            <text:p>0,9887</text:p>
          </table:table-cell>
          <table:table-cell office:value-type="float" office:value="0.9672" calcext:value-type="float">
            <text:p>0,9672</text:p>
          </table:table-cell>
          <table:table-cell office:value-type="float" office:value="0.7876" calcext:value-type="float">
            <text:p>0,7876</text:p>
          </table:table-cell>
          <table:table-cell table:number-columns-repeated="2"/>
          <table:table-cell office:value-type="float" office:value="0.9994" calcext:value-type="float">
            <text:p>0,9994</text:p>
          </table:table-cell>
          <table:table-cell office:value-type="float" office:value="0.9958" calcext:value-type="float">
            <text:p>0,9958</text:p>
          </table:table-cell>
          <table:table-cell office:value-type="float" office:value="0.9922" calcext:value-type="float">
            <text:p>0,992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949" calcext:value-type="float">
            <text:p>0,9949</text:p>
          </table:table-cell>
          <table:table-cell office:value-type="float" office:value="0.7883" calcext:value-type="float">
            <text:p>0,7883</text:p>
          </table:table-cell>
          <table:table-cell office:value-type="float" office:value="0.8245" calcext:value-type="float">
            <text:p>0,8245</text:p>
          </table:table-cell>
          <table:table-cell table:number-columns-repeated="2"/>
          <table:table-cell office:value-type="float" office:value="0.9999" calcext:value-type="float">
            <text:p>0,9999</text:p>
          </table:table-cell>
          <table:table-cell office:value-type="float" office:value="0.9954" calcext:value-type="float">
            <text:p>0,9954</text:p>
          </table:table-cell>
          <table:table-cell office:value-type="float" office:value="0.995" calcext:value-type="float">
            <text:p>0,99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963" calcext:value-type="float">
            <text:p>0,9963</text:p>
          </table:table-cell>
          <table:table-cell office:value-type="float" office:value="0.8779" calcext:value-type="float">
            <text:p>0,8779</text:p>
          </table:table-cell>
          <table:table-cell office:value-type="float" office:value="0.7867" calcext:value-type="float">
            <text:p>0,7867</text:p>
          </table:table-cell>
          <table:table-cell table:number-columns-repeated="2"/>
          <table:table-cell office:value-type="float" office:value="0.9998" calcext:value-type="float">
            <text:p>0,9998</text:p>
          </table:table-cell>
          <table:table-cell office:value-type="float" office:value="0.9932" calcext:value-type="float">
            <text:p>0,9932</text:p>
          </table:table-cell>
          <table:table-cell office:value-type="float" office:value="0.996" calcext:value-type="float">
            <text:p>0,99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936" calcext:value-type="float">
            <text:p>0,9936</text:p>
          </table:table-cell>
          <table:table-cell office:value-type="float" office:value="0.8858" calcext:value-type="float">
            <text:p>0,8858</text:p>
          </table:table-cell>
          <table:table-cell office:value-type="float" office:value="0.6953" calcext:value-type="float">
            <text:p>0,6953</text:p>
          </table:table-cell>
          <table:table-cell table:number-columns-repeated="2"/>
          <table:table-cell office:value-type="float" office:value="0.9995" calcext:value-type="float">
            <text:p>0,9995</text:p>
          </table:table-cell>
          <table:table-cell office:value-type="float" office:value="0.9952" calcext:value-type="float">
            <text:p>0,9952</text:p>
          </table:table-cell>
          <table:table-cell office:value-type="float" office:value="0.9875" calcext:value-type="float">
            <text:p>0,9875</text:p>
          </table:table-cell>
          <table:table-cell table:number-columns-repeated="2"/>
          <table:table-cell office:value-type="string" calcext:value-type="string">
            <text:p>BatchNorm 3 Aktiv</text:p>
          </table:table-cell>
          <table:table-cell table:number-columns-repeated="4"/>
          <table:table-cell office:value-type="string" calcext:value-type="string">
            <text:p>BatchNorm 4 Aktiv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9954" calcext:value-type="float">
            <text:p>0,9954</text:p>
          </table:table-cell>
          <table:table-cell office:value-type="float" office:value="0.8007" calcext:value-type="float">
            <text:p>0,8007</text:p>
          </table:table-cell>
          <table:table-cell office:value-type="float" office:value="0.6663" calcext:value-type="float">
            <text:p>0,6663</text:p>
          </table:table-cell>
          <table:table-cell table:number-columns-repeated="2"/>
          <table:table-cell office:value-type="float" office:value="0.9997" calcext:value-type="float">
            <text:p>0,9997</text:p>
          </table:table-cell>
          <table:table-cell office:value-type="float" office:value="0.9965" calcext:value-type="float">
            <text:p>0,9965</text:p>
          </table:table-cell>
          <table:table-cell office:value-type="float" office:value="0.9899" calcext:value-type="float">
            <text:p>0,9899</text:p>
          </table:table-cell>
          <table:table-cell table:number-columns-repeated="2"/>
          <table:table-cell office:value-type="string" calcext:value-type="string">
            <text:p>Train</text:p>
          </table:table-cell>
          <table:table-cell/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Train</text:p>
          </table:table-cell>
          <table:table-cell/>
          <table:table-cell office:value-type="string" calcext:value-type="string">
            <text:p>Test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95" calcext:value-type="float">
            <text:p>0,995</text:p>
          </table:table-cell>
          <table:table-cell office:value-type="float" office:value="0.8896" calcext:value-type="float">
            <text:p>0,8896</text:p>
          </table:table-cell>
          <table:table-cell office:value-type="float" office:value="0.7468" calcext:value-type="float">
            <text:p>0,7468</text:p>
          </table:table-cell>
          <table:table-cell table:number-columns-repeated="2"/>
          <table:table-cell office:value-type="float" office:value="0.9998" calcext:value-type="float">
            <text:p>0,9998</text:p>
          </table:table-cell>
          <table:table-cell office:value-type="float" office:value="0.9945" calcext:value-type="float">
            <text:p>0,9945</text:p>
          </table:table-cell>
          <table:table-cell office:value-type="float" office:value="0.9966" calcext:value-type="float">
            <text:p>0,9966</text:p>
          </table:table-cell>
          <table:table-cell table:number-columns-repeated="2"/>
          <table:table-cell office:value-type="string" calcext:value-type="string">
            <text:p>ACC</text:p>
          </table:table-cell>
          <table:table-cell office:value-type="string" calcext:value-type="string">
            <text:p>VAL_ACC</text:p>
          </table:table-cell>
          <table:table-cell office:value-type="string" calcext:value-type="string">
            <text:p>TEST_ACC</text:p>
          </table:table-cell>
          <table:table-cell table:number-columns-repeated="2"/>
          <table:table-cell office:value-type="string" calcext:value-type="string">
            <text:p>ACC</text:p>
          </table:table-cell>
          <table:table-cell office:value-type="string" calcext:value-type="string">
            <text:p>VAL_ACC</text:p>
          </table:table-cell>
          <table:table-cell office:value-type="string" calcext:value-type="string">
            <text:p>TEST_ACC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92" calcext:value-type="float">
            <text:p>0,992</text:p>
          </table:table-cell>
          <table:table-cell office:value-type="float" office:value="0.8615" calcext:value-type="float">
            <text:p>0,8615</text:p>
          </table:table-cell>
          <table:table-cell office:value-type="float" office:value="0.7732" calcext:value-type="float">
            <text:p>0,7732</text:p>
          </table:table-cell>
          <table:table-cell table:number-columns-repeated="2"/>
          <table:table-cell office:value-type="float" office:value="0.9994" calcext:value-type="float">
            <text:p>0,9994</text:p>
          </table:table-cell>
          <table:table-cell office:value-type="float" office:value="0.9929" calcext:value-type="float">
            <text:p>0,9929</text:p>
          </table:table-cell>
          <table:table-cell office:value-type="float" office:value="0.9899" calcext:value-type="float">
            <text:p>0,9899</text:p>
          </table:table-cell>
          <table:table-cell table:number-columns-repeated="2"/>
          <table:table-cell office:value-type="float" office:value="0.9977" calcext:value-type="float">
            <text:p>0,9977</text:p>
          </table:table-cell>
          <table:table-cell office:value-type="float" office:value="0.9753" calcext:value-type="float">
            <text:p>0,9753</text:p>
          </table:table-cell>
          <table:table-cell office:value-type="float" office:value="0.9758" calcext:value-type="float">
            <text:p>0,9758</text:p>
          </table:table-cell>
          <table:table-cell table:number-columns-repeated="2"/>
          <table:table-cell office:value-type="float" office:value="0.9977" calcext:value-type="float">
            <text:p>0,9977</text:p>
          </table:table-cell>
          <table:table-cell office:value-type="float" office:value="0.9921" calcext:value-type="float">
            <text:p>0,9921</text:p>
          </table:table-cell>
          <table:table-cell office:value-type="float" office:value="0.9904" calcext:value-type="float">
            <text:p>0,99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92" calcext:value-type="float">
            <text:p>0,992</text:p>
          </table:table-cell>
          <table:table-cell office:value-type="float" office:value="0.8868" calcext:value-type="float">
            <text:p>0,8868</text:p>
          </table:table-cell>
          <table:table-cell office:value-type="float" office:value="0.6223" calcext:value-type="float">
            <text:p>0,6223</text:p>
          </table:table-cell>
          <table:table-cell table:number-columns-repeated="2"/>
          <table:table-cell office:value-type="float" office:value="0.9987" calcext:value-type="float">
            <text:p>0,9987</text:p>
          </table:table-cell>
          <table:table-cell office:value-type="float" office:value="0.9954" calcext:value-type="float">
            <text:p>0,9954</text:p>
          </table:table-cell>
          <table:table-cell office:value-type="float" office:value="0.9941" calcext:value-type="float">
            <text:p>0,9941</text:p>
          </table:table-cell>
          <table:table-cell table:number-columns-repeated="2"/>
          <table:table-cell office:value-type="float" office:value="0.9964" calcext:value-type="float">
            <text:p>0,9964</text:p>
          </table:table-cell>
          <table:table-cell office:value-type="float" office:value="0.975" calcext:value-type="float">
            <text:p>0,975</text:p>
          </table:table-cell>
          <table:table-cell office:value-type="float" office:value="0.9916" calcext:value-type="float">
            <text:p>0,9916</text:p>
          </table:table-cell>
          <table:table-cell table:number-columns-repeated="2"/>
          <table:table-cell office:value-type="float" office:value="0.9979" calcext:value-type="float">
            <text:p>0,9979</text:p>
          </table:table-cell>
          <table:table-cell office:value-type="float" office:value="0.9906" calcext:value-type="float">
            <text:p>0,9906</text:p>
          </table:table-cell>
          <table:table-cell office:value-type="float" office:value="0.9958" calcext:value-type="float">
            <text:p>0,99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942" calcext:value-type="float">
            <text:p>0,9942</text:p>
          </table:table-cell>
          <table:table-cell office:value-type="float" office:value="0.8658" calcext:value-type="float">
            <text:p>0,8658</text:p>
          </table:table-cell>
          <table:table-cell office:value-type="float" office:value="0.962" calcext:value-type="float">
            <text:p>0,962</text:p>
          </table:table-cell>
          <table:table-cell table:number-columns-repeated="2"/>
          <table:table-cell office:value-type="float" office:value="0.997" calcext:value-type="float">
            <text:p>0,997</text:p>
          </table:table-cell>
          <table:table-cell office:value-type="float" office:value="0.9899" calcext:value-type="float">
            <text:p>0,9899</text:p>
          </table:table-cell>
          <table:table-cell office:value-type="float" office:value="0.9912" calcext:value-type="float">
            <text:p>0,9912</text:p>
          </table:table-cell>
          <table:table-cell table:number-columns-repeated="2"/>
          <table:table-cell office:value-type="float" office:value="0.997" calcext:value-type="float">
            <text:p>0,997</text:p>
          </table:table-cell>
          <table:table-cell office:value-type="float" office:value="0.991" calcext:value-type="float">
            <text:p>0,991</text:p>
          </table:table-cell>
          <table:table-cell office:value-type="float" office:value="0.9762" calcext:value-type="float">
            <text:p>0,9762</text:p>
          </table:table-cell>
          <table:table-cell table:number-columns-repeated="2"/>
          <table:table-cell office:value-type="float" office:value="0.9963" calcext:value-type="float">
            <text:p>0,9963</text:p>
          </table:table-cell>
          <table:table-cell office:value-type="float" office:value="0.9883" calcext:value-type="float">
            <text:p>0,9883</text:p>
          </table:table-cell>
          <table:table-cell office:value-type="float" office:value="0.992" calcext:value-type="float">
            <text:p>0,9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904" calcext:value-type="float">
            <text:p>0,9904</text:p>
          </table:table-cell>
          <table:table-cell office:value-type="float" office:value="0.5962" calcext:value-type="float">
            <text:p>0,5962</text:p>
          </table:table-cell>
          <table:table-cell office:value-type="float" office:value="0.8391" calcext:value-type="float">
            <text:p>0,8391</text:p>
          </table:table-cell>
          <table:table-cell table:number-columns-repeated="2"/>
          <table:table-cell office:value-type="float" office:value="0.9982" calcext:value-type="float">
            <text:p>0,9982</text:p>
          </table:table-cell>
          <table:table-cell office:value-type="float" office:value="0.9992" calcext:value-type="float">
            <text:p>0,9992</text:p>
          </table:table-cell>
          <table:table-cell office:value-type="float" office:value="0.9954" calcext:value-type="float">
            <text:p>0,9954</text:p>
          </table:table-cell>
          <table:table-cell table:number-columns-repeated="2"/>
          <table:table-cell office:value-type="float" office:value="0.9944" calcext:value-type="float">
            <text:p>0,9944</text:p>
          </table:table-cell>
          <table:table-cell office:value-type="float" office:value="0.9701" calcext:value-type="float">
            <text:p>0,9701</text:p>
          </table:table-cell>
          <table:table-cell office:value-type="float" office:value="0.957" calcext:value-type="float">
            <text:p>0,957</text:p>
          </table:table-cell>
          <table:table-cell table:number-columns-repeated="2"/>
          <table:table-cell office:value-type="float" office:value="0.998" calcext:value-type="float">
            <text:p>0,998</text:p>
          </table:table-cell>
          <table:table-cell office:value-type="float" office:value="0.9861" calcext:value-type="float">
            <text:p>0,9861</text:p>
          </table:table-cell>
          <table:table-cell office:value-type="float" office:value="0.9766" calcext:value-type="float">
            <text:p>0,97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913" calcext:value-type="float">
            <text:p>0,9913</text:p>
          </table:table-cell>
          <table:table-cell office:value-type="float" office:value="0.9057" calcext:value-type="float">
            <text:p>0,9057</text:p>
          </table:table-cell>
          <table:table-cell office:value-type="float" office:value="0.9387" calcext:value-type="float">
            <text:p>0,9387</text:p>
          </table:table-cell>
          <table:table-cell table:number-columns-repeated="2"/>
          <table:table-cell office:value-type="float" office:value="0.9972" calcext:value-type="float">
            <text:p>0,9972</text:p>
          </table:table-cell>
          <table:table-cell office:value-type="float" office:value="0.9862" calcext:value-type="float">
            <text:p>0,9862</text:p>
          </table:table-cell>
          <table:table-cell office:value-type="float" office:value="0.9916" calcext:value-type="float">
            <text:p>0,9916</text:p>
          </table:table-cell>
          <table:table-cell table:number-columns-repeated="2"/>
          <table:table-cell office:value-type="float" office:value="0.9961" calcext:value-type="float">
            <text:p>0,9961</text:p>
          </table:table-cell>
          <table:table-cell office:value-type="float" office:value="0.986" calcext:value-type="float">
            <text:p>0,986</text:p>
          </table:table-cell>
          <table:table-cell office:value-type="float" office:value="0.9925" calcext:value-type="float">
            <text:p>0,9925</text:p>
          </table:table-cell>
          <table:table-cell table:number-columns-repeated="2"/>
          <table:table-cell office:value-type="float" office:value="0.9787" calcext:value-type="float">
            <text:p>0,9787</text:p>
          </table:table-cell>
          <table:table-cell office:value-type="float" office:value="0.9836" calcext:value-type="float">
            <text:p>0,9836</text:p>
          </table:table-cell>
          <table:table-cell office:value-type="float" office:value="0.9879" calcext:value-type="float">
            <text:p>0,98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938" calcext:value-type="float">
            <text:p>0,9938</text:p>
          </table:table-cell>
          <table:table-cell office:value-type="float" office:value="0.8816" calcext:value-type="float">
            <text:p>0,8816</text:p>
          </table:table-cell>
          <table:table-cell office:value-type="float" office:value="0.9758" calcext:value-type="float">
            <text:p>0,9758</text:p>
          </table:table-cell>
          <table:table-cell table:number-columns-repeated="2"/>
          <table:table-cell office:value-type="float" office:value="0.9973" calcext:value-type="float">
            <text:p>0,9973</text:p>
          </table:table-cell>
          <table:table-cell office:value-type="float" office:value="0.9916" calcext:value-type="float">
            <text:p>0,9916</text:p>
          </table:table-cell>
          <table:table-cell office:value-type="float" office:value="0.992" calcext:value-type="float">
            <text:p>0,992</text:p>
          </table:table-cell>
          <table:table-cell table:number-columns-repeated="2"/>
          <table:table-cell office:value-type="float" office:value="0.995" calcext:value-type="float">
            <text:p>0,995</text:p>
          </table:table-cell>
          <table:table-cell office:value-type="float" office:value="0.9833" calcext:value-type="float">
            <text:p>0,9833</text:p>
          </table:table-cell>
          <table:table-cell office:value-type="float" office:value="0.9883" calcext:value-type="float">
            <text:p>0,9883</text:p>
          </table:table-cell>
          <table:table-cell table:number-columns-repeated="2"/>
          <table:table-cell office:value-type="float" office:value="0.9975" calcext:value-type="float">
            <text:p>0,9975</text:p>
          </table:table-cell>
          <table:table-cell office:value-type="float" office:value="0.9963" calcext:value-type="float">
            <text:p>0,9963</text:p>
          </table:table-cell>
          <table:table-cell office:value-type="float" office:value="0.9887" calcext:value-type="float">
            <text:p>0,98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906" calcext:value-type="float">
            <text:p>0,9906</text:p>
          </table:table-cell>
          <table:table-cell office:value-type="float" office:value="0.87" calcext:value-type="float">
            <text:p>0,87</text:p>
          </table:table-cell>
          <table:table-cell office:value-type="float" office:value="0.9616" calcext:value-type="float">
            <text:p>0,9616</text:p>
          </table:table-cell>
          <table:table-cell table:number-columns-repeated="2"/>
          <table:table-cell office:value-type="float" office:value="0.9988" calcext:value-type="float">
            <text:p>0,9988</text:p>
          </table:table-cell>
          <table:table-cell office:value-type="float" office:value="0.9936" calcext:value-type="float">
            <text:p>0,9936</text:p>
          </table:table-cell>
          <table:table-cell office:value-type="float" office:value="0.9845" calcext:value-type="float">
            <text:p>0,9845</text:p>
          </table:table-cell>
          <table:table-cell table:number-columns-repeated="2"/>
          <table:table-cell office:value-type="float" office:value="0.9952" calcext:value-type="float">
            <text:p>0,9952</text:p>
          </table:table-cell>
          <table:table-cell office:value-type="float" office:value="0.9838" calcext:value-type="float">
            <text:p>0,9838</text:p>
          </table:table-cell>
          <table:table-cell office:value-type="float" office:value="0.9891" calcext:value-type="float">
            <text:p>0,9891</text:p>
          </table:table-cell>
          <table:table-cell table:number-columns-repeated="2"/>
          <table:table-cell office:value-type="float" office:value="0.9947" calcext:value-type="float">
            <text:p>0,9947</text:p>
          </table:table-cell>
          <table:table-cell office:value-type="float" office:value="0.9887" calcext:value-type="float">
            <text:p>0,9887</text:p>
          </table:table-cell>
          <table:table-cell office:value-type="float" office:value="0.9854" calcext:value-type="float">
            <text:p>0,98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885" calcext:value-type="float">
            <text:p>0,9885</text:p>
          </table:table-cell>
          <table:table-cell office:value-type="float" office:value="0.7918" calcext:value-type="float">
            <text:p>0,7918</text:p>
          </table:table-cell>
          <table:table-cell office:value-type="float" office:value="0.9379" calcext:value-type="float">
            <text:p>0,9379</text:p>
          </table:table-cell>
          <table:table-cell table:number-columns-repeated="2"/>
          <table:table-cell office:value-type="float" office:value="0.9983" calcext:value-type="float">
            <text:p>0,9983</text:p>
          </table:table-cell>
          <table:table-cell office:value-type="float" office:value="0.9875" calcext:value-type="float">
            <text:p>0,9875</text:p>
          </table:table-cell>
          <table:table-cell office:value-type="float" office:value="0.9941" calcext:value-type="float">
            <text:p>0,9941</text:p>
          </table:table-cell>
          <table:table-cell table:number-columns-repeated="2"/>
          <table:table-cell office:value-type="float" office:value="0.9968" calcext:value-type="float">
            <text:p>0,9968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9912" calcext:value-type="float">
            <text:p>0,9912</text:p>
          </table:table-cell>
          <table:table-cell table:number-columns-repeated="2"/>
          <table:table-cell office:value-type="float" office:value="0.9969" calcext:value-type="float">
            <text:p>0,9969</text:p>
          </table:table-cell>
          <table:table-cell office:value-type="float" office:value="0.9941" calcext:value-type="float">
            <text:p>0,9941</text:p>
          </table:table-cell>
          <table:table-cell office:value-type="float" office:value="0.9966" calcext:value-type="float">
            <text:p>0,99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9" calcext:value-type="float">
            <text:p>0,99</text:p>
          </table:table-cell>
          <table:table-cell office:value-type="float" office:value="0.91" calcext:value-type="float">
            <text:p>0,91</text:p>
          </table:table-cell>
          <table:table-cell office:value-type="float" office:value="0.9237" calcext:value-type="float">
            <text:p>0,9237</text:p>
          </table:table-cell>
          <table:table-cell table:number-columns-repeated="2"/>
          <table:table-cell office:value-type="float" office:value="0.9988" calcext:value-type="float">
            <text:p>0,9988</text:p>
          </table:table-cell>
          <table:table-cell office:value-type="float" office:value="0.9904" calcext:value-type="float">
            <text:p>0,9904</text:p>
          </table:table-cell>
          <table:table-cell office:value-type="float" office:value="0.995" calcext:value-type="float">
            <text:p>0,995</text:p>
          </table:table-cell>
          <table:table-cell table:number-columns-repeated="2"/>
          <table:table-cell office:value-type="float" office:value="0.9972" calcext:value-type="float">
            <text:p>0,9972</text:p>
          </table:table-cell>
          <table:table-cell office:value-type="float" office:value="0.9846" calcext:value-type="float">
            <text:p>0,9846</text:p>
          </table:table-cell>
          <table:table-cell office:value-type="float" office:value="0.985" calcext:value-type="float">
            <text:p>0,985</text:p>
          </table:table-cell>
          <table:table-cell table:number-columns-repeated="2"/>
          <table:table-cell office:value-type="float" office:value="0.9965" calcext:value-type="float">
            <text:p>0,9965</text:p>
          </table:table-cell>
          <table:table-cell office:value-type="float" office:value="0.9884" calcext:value-type="float">
            <text:p>0,9884</text:p>
          </table:table-cell>
          <table:table-cell office:value-type="float" office:value="0.9966" calcext:value-type="float">
            <text:p>0,99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882" calcext:value-type="float">
            <text:p>0,9882</text:p>
          </table:table-cell>
          <table:table-cell office:value-type="float" office:value="0.9399" calcext:value-type="float">
            <text:p>0,9399</text:p>
          </table:table-cell>
          <table:table-cell office:value-type="float" office:value="0.9699" calcext:value-type="float">
            <text:p>0,9699</text:p>
          </table:table-cell>
          <table:table-cell table:number-columns-repeated="2"/>
          <table:table-cell office:value-type="float" office:value="0.9972" calcext:value-type="float">
            <text:p>0,9972</text:p>
          </table:table-cell>
          <table:table-cell office:value-type="float" office:value="0.9838" calcext:value-type="float">
            <text:p>0,9838</text:p>
          </table:table-cell>
          <table:table-cell office:value-type="float" office:value="0.992" calcext:value-type="float">
            <text:p>0,992</text:p>
          </table:table-cell>
          <table:table-cell table:number-columns-repeated="2"/>
          <table:table-cell office:value-type="float" office:value="0.9961" calcext:value-type="float">
            <text:p>0,9961</text:p>
          </table:table-cell>
          <table:table-cell office:value-type="float" office:value="0.9833" calcext:value-type="float">
            <text:p>0,9833</text:p>
          </table:table-cell>
          <table:table-cell office:value-type="float" office:value="0.9766" calcext:value-type="float">
            <text:p>0,9766</text:p>
          </table:table-cell>
          <table:table-cell table:number-columns-repeated="2"/>
          <table:table-cell office:value-type="float" office:value="0.9969" calcext:value-type="float">
            <text:p>0,9969</text:p>
          </table:table-cell>
          <table:table-cell office:value-type="float" office:value="0.9884" calcext:value-type="float">
            <text:p>0,9884</text:p>
          </table:table-cell>
          <table:table-cell office:value-type="float" office:value="0.9912" calcext:value-type="float">
            <text:p>0,99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889" calcext:value-type="float">
            <text:p>0,9889</text:p>
          </table:table-cell>
          <table:table-cell office:value-type="float" office:value="0.9289" calcext:value-type="float">
            <text:p>0,9289</text:p>
          </table:table-cell>
          <table:table-cell office:value-type="float" office:value="0.9424" calcext:value-type="float">
            <text:p>0,9424</text:p>
          </table:table-cell>
          <table:table-cell table:number-columns-repeated="2"/>
          <table:table-cell office:value-type="float" office:value="0.9979" calcext:value-type="float">
            <text:p>0,9979</text:p>
          </table:table-cell>
          <table:table-cell office:value-type="float" office:value="0.925" calcext:value-type="float">
            <text:p>0,925</text:p>
          </table:table-cell>
          <table:table-cell office:value-type="float" office:value="0.9958" calcext:value-type="float">
            <text:p>0,995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877" calcext:value-type="float">
            <text:p>0,9877</text:p>
          </table:table-cell>
          <table:table-cell office:value-type="float" office:value="0.9452" calcext:value-type="float">
            <text:p>0,9452</text:p>
          </table:table-cell>
          <table:table-cell office:value-type="float" office:value="0.972" calcext:value-type="float">
            <text:p>0,972</text:p>
          </table:table-cell>
          <table:table-cell table:number-columns-repeated="2"/>
          <table:table-cell office:value-type="float" office:value="0.9992" calcext:value-type="float">
            <text:p>0,9992</text:p>
          </table:table-cell>
          <table:table-cell office:value-type="float" office:value="0.989" calcext:value-type="float">
            <text:p>0,989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Mittelwert:</text:p>
          </table:table-cell>
          <table:table-cell table:formula="of:=SUM([.L22:.L31])/10" office:value-type="float" office:value="0.99619" calcext:value-type="float">
            <text:p>0,99619</text:p>
          </table:table-cell>
          <table:table-cell table:formula="of:=SUM([.M22:.M31])/10" office:value-type="float" office:value="0.982" calcext:value-type="float">
            <text:p>0,982</text:p>
          </table:table-cell>
          <table:table-cell table:formula="of:=SUM([.N22:.N31])/10" office:value-type="float" office:value="0.98233" calcext:value-type="float">
            <text:p>0,98233</text:p>
          </table:table-cell>
          <table:table-cell/>
          <table:table-cell office:value-type="string" calcext:value-type="string">
            <text:p>Mittelwert:</text:p>
          </table:table-cell>
          <table:table-cell table:formula="of:=SUM([.Q22:.Q31])/10" office:value-type="float" office:value="0.99511" calcext:value-type="float">
            <text:p>0,99511</text:p>
          </table:table-cell>
          <table:table-cell table:formula="of:=SUM([.R22:.R31])/10" office:value-type="float" office:value="0.98966" calcext:value-type="float">
            <text:p>0,98966</text:p>
          </table:table-cell>
          <table:table-cell table:formula="of:=SUM([.S22:.S31])/10" office:value-type="float" office:value="0.99012" calcext:value-type="float">
            <text:p>0,99012</text:p>
          </table:table-cell>
          <table:table-cell table:number-columns-repeated="5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ittelwert:</text:p>
          </table:table-cell>
          <table:table-cell table:formula="of:=SUM([.B4:.B33])/30" office:value-type="float" office:value="0.98286" calcext:value-type="float">
            <text:p>0,98286</text:p>
          </table:table-cell>
          <table:table-cell table:formula="of:=SUM([.C4:.C33])/30" office:value-type="float" office:value="0.896113333333333" calcext:value-type="float">
            <text:p>0,896113333333333</text:p>
          </table:table-cell>
          <table:table-cell table:formula="of:=SUM([.D4:.D33])/30" office:value-type="float" office:value="0.866436666666667" calcext:value-type="float">
            <text:p>0,866436666666667</text:p>
          </table:table-cell>
          <table:table-cell/>
          <table:table-cell office:value-type="string" calcext:value-type="string">
            <text:p>Mittelwert:</text:p>
          </table:table-cell>
          <table:table-cell table:formula="of:=SUM([.G4:.G33])/30" office:value-type="float" office:value="0.99896" calcext:value-type="float">
            <text:p>0,99896</text:p>
          </table:table-cell>
          <table:table-cell table:formula="of:=SUM([.H4:.H33])/30" office:value-type="float" office:value="0.990126666666667" calcext:value-type="float">
            <text:p>0,990126666666667</text:p>
          </table:table-cell>
          <table:table-cell table:formula="of:=SUM([.I4:.I33])/30" office:value-type="float" office:value="0.993236666666667" calcext:value-type="float">
            <text:p>0,993236666666667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1:06:48.472588355</meta:creation-date>
    <dc:date>2019-06-06T13:32:41.782679523</dc:date>
    <meta:editing-duration>PT3M23S</meta:editing-duration>
    <meta:editing-cycles>1</meta:editing-cycles>
    <meta:document-statistic meta:table-count="1" meta:cell-count="400" meta:object-count="0"/>
    <meta:generator>LibreOffice/6.1.5.2$MacOSX_X86_64 LibreOffice_project/90f8dcf33c87b3705e78202e3df5142b201bd805</meta:generator>
  </office:meta>
</office:document-meta>
</file>